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663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3201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4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27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8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9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30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31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43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4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45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6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7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50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5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52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3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B41"/>
    </style:style>
    <style:style style:name="ce57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B42"/>
    </style:style>
    <style:style style:name="ce58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B43"/>
    </style:style>
    <style:style style:name="ce59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B44"/>
    </style:style>
    <style:style style:name="ce60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B45"/>
    </style:style>
    <style:style style:name="ce61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B4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d00" fo:font-size="14pt" style:font-size-asian="14pt" style:font-size-complex="14pt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D$13]&lt;0)" style:apply-style-name="Illegal" style:base-cell-address="Build.C13"/>
      <style:map style:condition="is-true-formula([.$D$13]&gt;0)" style:apply-style-name="Unspent" style:base-cell-address="Build.C13"/>
      <style:map style:condition="is-true-formula([.$D$13]=0)" style:apply-style-name="Chameleon" style:base-cell-address="Build.C13"/>
    </style:style>
    <style:style style:name="ce81" style:family="table-cell" style:parent-style-name="Default" style:data-style-name="N134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9e9e9e"/>
      <style:text-properties fo:color="#333333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94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16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5" style:family="table-cell" style:parent-style-name="Default" style:data-style-name="N0">
      <style:text-properties fo:color="#ff3d00"/>
    </style:style>
    <style:style style:name="ce56" style:family="table-cell" style:parent-style-name="Default" style:data-style-name="N0">
      <style:text-properties fo:color="#fafafa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36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9e9e9e"/>
      <style:text-properties fo:color="#333333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64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16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166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171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173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17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17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176" style:family="table-cell" style:parent-style-name="Default" style:data-style-name="N134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178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3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35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8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2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3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3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37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3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3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56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fo:background-color="#bdbdbd"/>
      <style:text-properties fo:color="#333333"/>
    </style:style>
    <style:style style:name="ce242" style:family="table-cell" style:parent-style-name="Default" style:data-style-name="N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 style:data-style-name="N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 style:data-style-name="N134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>
      <style:table-cell-properties fo:background-color="#9e9e9e"/>
      <style:text-properties fo:color="#333333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24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247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4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4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5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51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5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53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04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5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cell-content()=0" style:apply-style-name="Ghost_20_Text" style:base-cell-address="Build.H42"/>
    </style:style>
    <style:style style:name="ce256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H43"/>
    </style:style>
    <style:style style:name="ce257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H44"/>
    </style:style>
    <style:style style:name="ce258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H45"/>
    </style:style>
    <style:style style:name="ce259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H46"/>
    </style:style>
    <style:style style:name="ce260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H47"/>
    </style:style>
    <style:style style:name="ce261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H48"/>
    </style:style>
    <style:style style:name="ce262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H49"/>
    </style:style>
    <style:style style:name="ce263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H50"/>
    </style:style>
    <style:style style:name="ce264" style:family="table-cell" style:parent-style-name="Illegal" style:data-style-name="N0"/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8" style:family="table-cell" style:parent-style-name="Default" style:data-style-name="N137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70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275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85" style:family="table-cell" style:parent-style-name="Default">
      <style:table-cell-properties fo:background-color="#e1bee7" style:text-align-source="fix" style:repeat-content="false" fo:border="0.74pt solid #333333" style:vertical-align="middle"/>
      <style:paragraph-properties fo:text-align="center"/>
    </style:style>
    <style:style style:name="ce286" style:family="table-cell" style:parent-style-name="Default">
      <style:table-cell-properties fo:background-color="#e1bee7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0" style:family="table-cell" style:parent-style-name="Default" style:data-style-name="N137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2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5" style:family="table-cell" style:parent-style-name="Default" style:data-style-name="N134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6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7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8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9" style:family="table-cell" style:parent-style-name="Default" style:data-style-name="N134">
      <style:table-cell-properties fo:background-color="#ffca28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31">
      <style:text-properties fo:color="#333333"/>
    </style:style>
    <style:style style:name="ce213" style:family="table-cell" style:parent-style-name="Default" style:data-style-name="N131">
      <style:text-properties fo:color="#333333"/>
    </style:style>
    <style:style style:name="ce316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318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319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320" style:family="table-cell" style:parent-style-name="Default">
      <style:table-cell-properties fo:background-color="#9e9e9e" style:vertical-align="top"/>
      <style:text-properties fo:color="#333333"/>
    </style:style>
    <style:style style:name="ce308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322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0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324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Build.B7">
          <table:error-message table:message-type="stop" table:display="true"/>
        </table:content-validation>
        <table:content-validation table:name="val4" table:base-cell-address="Build.B38">
          <table:error-message table:message-type="stop" table:display="true"/>
        </table:content-validation>
        <table:content-validation table:name="val5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6:.$B$77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2:.$B$65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table:number-columns-spanned="2" table:number-rows-spanned="1"/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156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+IFERROR(INDEX(COM.MICROSOFT.FILTER([.H42:.H50]; [.E42:.E50]=&quot;Fleet Footed&quot;);1);0)" office:value-type="float" office:value="4" calcext:value-type="float">
            <text:p>4</text:p>
          </table:table-cell>
          <table:table-cell table:style-name="ce176" table:formula="of:=[$Build.$E$10]" office:value-type="float" office:value="0" calcext:value-type="float">
            <text:p/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 table:number-columns-repeated="4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156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43" table:content-validation-name="val3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94" table:content-validation-name="val3"/>
          <table:table-cell table:style-name="ce136" table:formula="of:=[.$B$7]+[.$D7]" office:value-type="float" office:value="0" calcext:value-type="float">
            <text:p/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44" table:content-validation-name="val3"/>
          <table:table-cell table:style-name="ce143" office:value-type="string" calcext:value-type="string">
            <text:p>Endurance (END)</text:p>
          </table:table-cell>
          <table:table-cell table:style-name="ce94" table:content-validation-name="val3"/>
          <table:table-cell table:style-name="ce136" table:formula="of:=[.$B$7]+[.$D8]" office:value-type="float" office:value="0" calcext:value-type="float">
            <text:p/>
          </table:table-cell>
          <table:table-cell table:style-name="ce178" table:formula="of:=[$Build.$E$8]" office:value-type="float" office:value="0" calcext:value-type="float">
            <text:p/>
          </table:table-cell>
          <table:table-cell table:style-name="ce242" table:formula="of:=2+[$Build.E8]+IFERROR(INDEX(COM.MICROSOFT.FILTER([.H42:.H50];[.E42:.E50]=&quot;Indefatigable&quot;);1);0)"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45" table:content-validation-name="val3" table:number-columns-spanned="1" table:number-rows-spanned="2"/>
          <table:table-cell table:style-name="ce144" office:value-type="string" calcext:value-type="string">
            <text:p>Finesse (FIN)</text:p>
          </table:table-cell>
          <table:table-cell table:style-name="ce116" table:content-validation-name="val3"/>
          <table:table-cell table:style-name="ce137" table:formula="of:=[.$B$9]+[.$D9]" office:value-type="float" office:value="0" calcext:value-type="float">
            <text:p/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46" table:content-validation-name="val3"/>
          <table:table-cell table:style-name="ce144" office:value-type="string" calcext:value-type="string">
            <text:p>Reflex (REF)</text:p>
          </table:table-cell>
          <table:table-cell table:style-name="ce116" table:content-validation-name="val3"/>
          <table:table-cell table:style-name="ce137" table:formula="of:=[.$B$9]+[.D10]" office:value-type="float" office:value="0" calcext:value-type="float">
            <text:p/>
          </table:table-cell>
          <table:table-cell table:style-name="ce181" table:formula="of:=[$Build.$E$10]" office:value-type="float" office:value="0" calcext:value-type="float">
            <text:p/>
          </table:table-cell>
          <table:table-cell table:style-name="ce156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47" table:content-validation-name="val3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20" table:content-validation-name="val3"/>
          <table:table-cell table:style-name="ce138" table:formula="of:=[.$B$11]+[.$D11]" office:value-type="float" office:value="0" calcext:value-type="float">
            <text:p/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50" table:content-validation-name="val3"/>
          <table:table-cell table:style-name="ce145" office:value-type="string" calcext:value-type="string">
            <text:p>Focus (FOC)</text:p>
          </table:table-cell>
          <table:table-cell table:style-name="ce121" table:content-validation-name="val3"/>
          <table:table-cell table:style-name="ce138" table:formula="of:=[.$B$11]+[.$D12]" office:value-type="float" office:value="0" calcext:value-type="float">
            <text:p/>
          </table:table-cell>
          <table:table-cell table:style-name="ce182" table:formula="of:=[$Build.$E$12]" office:value-type="float" office:value="0" calcext:value-type="float">
            <text:p/>
          </table:table-cell>
          <table:table-cell table:style-name="ce243" table:formula="of:=[$Build.E12]+IFERROR(INDEX(COM.MICROSOFT.FILTER([.H42:.H50];[.E42:.E50]=&quot;Composed&quot;);1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11" table:formula="of:=IF([.B13]&gt;0;&quot;Unallocated&quot;;IF([.B13]&lt;0;&quot;Overallocated&quot;;&quot;&quot;))" office:value-type="string" office:string-value="Unallocated" calcext:value-type="string">
            <text:p>Unallocated</text:p>
          </table:table-cell>
          <table:table-cell table:style-name="ce51" table:formula="of:=FLOOR((-1+[.$B$3])/4)+1-([.$B$7]+[.$B$9]+[.$B$11])" office:value-type="float" office:value="1" calcext:value-type="float">
            <text:p>1</text:p>
          </table:table-cell>
          <table:table-cell table:style-name="ce79" table:formula="of:=IF([.D13]&gt;0;&quot;Unallocated&quot;;IF([.D13]&lt;0;&quot;Overallocated&quot;;&quot;&quot;))" office:value-type="string" office:string-value="Unallocated" calcext:value-type="string">
            <text:p>Unallocated</text:p>
          </table:table-cell>
          <table:table-cell table:style-name="ce79" table:formula="of:=FLOOR((1+[.$B$3])/4)+2-SUM([.D7:.D12])" office:value-type="float" office:value="2" calcext:value-type="float">
            <text:p>2</text:p>
          </table:table-cell>
          <table:table-cell table:style-name="ce139" table:number-columns-repeated="3"/>
          <table:table-cell table:number-columns-repeated="4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4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4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8]/2)+FLOOR([.B18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8]/2)+FLOOR([.F18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52" table:content-validation-name="val3"/>
          <table:table-cell table:style-name="ce81" table:formula="of:=[.$E$9]+FLOOR([.$E$8]/2)+FLOOR([.B19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8]/2)+FLOOR([.F19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8]/2)+FLOOR([.B20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11]+FLOOR([$Build.$E$8]/2)+FLOOR([.F20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10]/2)+FLOOR([.B21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10]/2)+FLOOR([.F21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9]+FLOOR([.$E$10]/2)+FLOOR([.B22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10]/2)+FLOOR([.F22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52" table:content-validation-name="val3"/>
          <table:table-cell table:style-name="ce81" table:formula="of:=[.$E$11]+FLOOR([.$E$10]/2)+FLOOR([.B23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183" table:content-validation-name="val3"/>
          <table:table-cell table:style-name="ce244" table:formula="of:=[$Build.$E$11]+FLOOR([$Build.$E$10]/2)+FLOOR([.F23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12]/2)+FLOOR([.B24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12]/2)+FLOOR([.F24]/2)" office:value-type="float" office:value="0" calcext:value-type="float">
            <text:p/>
          </table:table-cell>
          <table:table-cell/>
          <table:table-cell table:style-name="Unspent"/>
          <table:table-cell/>
          <table:table-cell table:style-name="Unspent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52" table:content-validation-name="val3"/>
          <table:table-cell table:style-name="ce81" table:formula="of:=[.$E$9]+FLOOR([.$E$12]/2)+FLOOR([.B25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12]/2)+FLOOR([.F25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12]/2)+FLOOR([.B26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11]+FLOOR([$Build.$E$12]/2)+FLOOR([.F26]/2)" office:value-type="float" office:value="0" calcext:value-type="float">
            <text:p/>
          </table:table-cell>
          <table:table-cell table:number-columns-repeated="4"/>
        </table:table-row>
        <table:table-row table:style-name="ro5">
          <table:table-cell table:style-name="ce17" table:formula="of:=IF([.B27]&gt;0;&quot;Unallocated&quot;;IF([.B27]&lt;0;&quot;Overallocated&quot;;&quot;&quot;))" office:value-type="string" office:string-value="Unallocated" calcext:value-type="string">
            <text:p>Unallocated</text:p>
          </table:table-cell>
          <table:table-cell table:style-name="ce17" table:formula="of:=FLOOR((1+[.$B$3]-2)/2)+FLOOR([.$B$3]/12)+3-SUM([.B18:.B26])" office:value-type="float" office:value="3" calcext:value-type="float">
            <text:p>3</text:p>
          </table:table-cell>
          <table:table-cell table:style-name="ce83"/>
          <table:table-cell/>
          <table:table-cell table:style-name="ce141" table:formula="of:=IF([.F27]&gt;0;&quot;Unallocated&quot;;IF([.F27]&lt;0;&quot;Overallocated&quot;;&quot;&quot;))" office:value-type="string" office:string-value="Unallocated" calcext:value-type="string">
            <text:p>Unallocated</text:p>
          </table:table-cell>
          <table:table-cell table:style-name="ce141" table:formula="of:=FLOOR(([.$B$3]/2)+3)-SUM([.F18:.F26])" office:value-type="float" office:value="3" calcext:value-type="float">
            <text:p>3</text:p>
          </table:table-cell>
          <table:table-cell table:style-name="ce245"/>
          <table:table-cell table:number-columns-repeated="4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+[.B27]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+[.F27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4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4" office:value-type="string" calcext:value-type="string" table:number-columns-spanned="4" table:number-rows-spanned="1">
            <text:p>COMBAT ABILITIES</text:p>
          </table:table-cell>
          <table:covered-table-cell table:number-columns-repeated="2" table:style-name="ce62"/>
          <table:covered-table-cell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38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38]);&quot;&quot;)">
            <text:p/>
          </table:table-cell>
          <table:table-cell table:style-name="ce55" table:formula="of:=IFERROR(IF(INDEX(COM.MICROSOFT.FILTER([.$B$18:.$B$26];[.$A$18:.$A$26]=[.B38]);1)&lt;1;&quot;Illegal!*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39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39]);&quot;&quot;)">
            <text:p/>
          </table:table-cell>
          <table:table-cell table:style-name="ce55" table:formula="of:=IFERROR(IF(INDEX(COM.MICROSOFT.FILTER([.$B$18:.$B$26];[.$A$18:.$A$26]=[.B39]);1)&lt;1;&quot;Illegal!*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40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40]);&quot;&quot;)">
            <text:p/>
          </table:table-cell>
          <table:table-cell table:style-name="ce55" table:formula="of:=IFERROR(IF(INDEX(COM.MICROSOFT.FILTER([.$B$18:.$B$26];[.$A$18:.$A$26]=[.B40]);1)&lt;1;&quot;Illegal!*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26" table:content-validation-name="val1"/>
          <table:table-cell table:style-name="ce54" table:content-validation-name="val4" table:formula="of:=IFERROR(COM.MICROSOFT.FILTER(['Utility Abilities By Art'.$A$2:.$A$70]; ['Utility Abilities By Art'.$B$2:.$B$70]=[.A41]);&quot;&quot;)">
            <text:p/>
          </table:table-cell>
          <table:table-cell table:style-name="ce54" table:content-validation-name="val4" table:formula="of:=IFERROR(COM.MICROSOFT.FILTER(['Utility Abilities By Art'.$C$2:.$C$70]; ['Utility Abilities By Art'.$B$2:.$B$70]=[.A41]);&quot;&quot;)">
            <text:p/>
          </table:table-cell>
          <table:table-cell table:style-name="ce55" table:formula="of:=IFERROR(IF(INDEX(COM.MICROSOFT.FILTER([.$B$18:.$B$26];[.$A$18:.$A$26]=[.B41]);1)&lt;1;&quot;Illegal!*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style-name="ce56" table:formula="of:=IFERROR(IF(IFNA(INDEX(COM.MICROSOFT.FILTER([.$F$18:.$F$26]; [.$E$18:.$E$26]=[.F41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7" table:content-validation-name="val1"/>
          <table:table-cell table:style-name="ce57" table:content-validation-name="val4" table:formula="of:=IFERROR(COM.MICROSOFT.FILTER(['Utility Abilities By Art'.$A$2:.$A$70]; ['Utility Abilities By Art'.$B$2:.$B$70]=[.A42]);&quot;&quot;)">
            <text:p/>
          </table:table-cell>
          <table:table-cell table:style-name="ce57" table:content-validation-name="val4" table:formula="of:=IFERROR(COM.MICROSOFT.FILTER(['Utility Abilities By Art'.$C$2:.$C$70]; ['Utility Abilities By Art'.$B$2:.$B$70]=[.A42]);&quot;&quot;)">
            <text:p/>
          </table:table-cell>
          <table:table-cell table:style-name="ce55" table:formula="of:=IFERROR(IF(INDEX(COM.MICROSOFT.FILTER([.$B$18:.$B$26];[.$A$18:.$A$26]=[.B42]);1)&lt;1;&quot;Illegal!*&quot;;&quot;&quot;);&quot;&quot;)">
            <text:p/>
          </table:table-cell>
          <table:table-cell table:style-name="ce67" table:content-validation-name="val5"/>
          <table:table-cell table:style-name="ce135" table:content-validation-name="val4" table:formula="of:=IFERROR(IFNA(INDEX(COM.MICROSOFT.FILTER(['Combat Abilities By Art'.$A$2:.$A$82]; ['Combat Abilities By Art'.$B$2:.$B$82]=[.E42]);1);&quot;&quot;);&quot;&quot;)">
            <text:p/>
          </table:table-cell>
          <table:table-cell table:style-name="ce135" table:formula="of:=IFERROR(IFNA(INDEX(COM.MICROSOFT.FILTER(['Combat Abilities By Art'.$C$2:.$C$82]; ['Combat Abilities By Art'.$B$2:.$B$82]=[.E42]);1);&quot;&quot;);&quot;&quot;)">
            <text:p/>
          </table:table-cell>
          <table:table-cell table:style-name="ce255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2]);1)&lt;[.H42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28" table:content-validation-name="val1"/>
          <table:table-cell table:style-name="ce58" table:content-validation-name="val4" table:formula="of:=IFERROR(COM.MICROSOFT.FILTER(['Utility Abilities By Art'.$A$2:.$A$70]; ['Utility Abilities By Art'.$B$2:.$B$70]=[.A43]);&quot;&quot;)">
            <text:p/>
          </table:table-cell>
          <table:table-cell table:style-name="ce58" table:content-validation-name="val4" table:formula="of:=IFERROR(COM.MICROSOFT.FILTER(['Utility Abilities By Art'.$C$2:.$C$70]; ['Utility Abilities By Art'.$B$2:.$B$70]=[.A43]);&quot;&quot;)">
            <text:p/>
          </table:table-cell>
          <table:table-cell table:style-name="ce55" table:formula="of:=IFERROR(IF(INDEX(COM.MICROSOFT.FILTER([.$B$18:.$B$26];[.$A$18:.$A$26]=[.B43]);1)&lt;1;&quot;Illegal!*&quot;;&quot;&quot;);&quot;&quot;)">
            <text:p/>
          </table:table-cell>
          <table:table-cell table:style-name="ce163" table:content-validation-name="val5"/>
          <table:table-cell table:style-name="ce185" table:content-validation-name="val4" table:formula="of:=IFERROR(IFNA(INDEX(COM.MICROSOFT.FILTER(['Combat Abilities By Art'.$A$2:.$A$82]; ['Combat Abilities By Art'.$B$2:.$B$82]=[.E43]);1);&quot;&quot;);&quot;&quot;)">
            <text:p/>
          </table:table-cell>
          <table:table-cell table:style-name="ce246" table:formula="of:=IFERROR(IFNA(INDEX(COM.MICROSOFT.FILTER(['Combat Abilities By Art'.$C$2:.$C$82]; ['Combat Abilities By Art'.$B$2:.$B$82]=[.E43]);1);&quot;&quot;);&quot;&quot;)">
            <text:p/>
          </table:table-cell>
          <table:table-cell table:style-name="ce256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3]);1)&lt;[.H43];&quot;Illegal!*&quot;;&quot;&quot;);&quot;&quot;)">
            <text:p/>
          </table:table-cell>
          <table:table-cell table:style-name="ce264" table:formula="of:=IF(SUM([.H42:.H50])&gt;[.F28];&quot;Sum of Tiers exceeds Ability Points!&quot;;&quot;&quot;)">
            <text:p/>
          </table:table-cell>
          <table:table-cell/>
        </table:table-row>
        <table:table-row table:style-name="ro5">
          <table:table-cell table:style-name="ce29" table:content-validation-name="val1"/>
          <table:table-cell table:style-name="ce59" table:content-validation-name="val4" table:formula="of:=IFERROR(COM.MICROSOFT.FILTER(['Utility Abilities By Art'.$A$2:.$A$70]; ['Utility Abilities By Art'.$B$2:.$B$70]=[.A44]);&quot;&quot;)">
            <text:p/>
          </table:table-cell>
          <table:table-cell table:style-name="ce59" table:content-validation-name="val4" table:formula="of:=IFERROR(COM.MICROSOFT.FILTER(['Utility Abilities By Art'.$C$2:.$C$70]; ['Utility Abilities By Art'.$B$2:.$B$70]=[.A44]);&quot;&quot;)">
            <text:p/>
          </table:table-cell>
          <table:table-cell table:style-name="ce55" table:formula="of:=IFERROR(IF(INDEX(COM.MICROSOFT.FILTER([.$B$18:.$B$26];[.$A$18:.$A$26]=[.B44]);1)&lt;1;&quot;Illegal!*&quot;;&quot;&quot;);&quot;&quot;)">
            <text:p/>
          </table:table-cell>
          <table:table-cell table:style-name="ce164" table:content-validation-name="val5"/>
          <table:table-cell table:style-name="ce186" table:content-validation-name="val4" table:formula="of:=IFERROR(IFNA(INDEX(COM.MICROSOFT.FILTER(['Combat Abilities By Art'.$A$2:.$A$82]; ['Combat Abilities By Art'.$B$2:.$B$82]=[.E44]);1);&quot;&quot;);&quot;&quot;)">
            <text:p/>
          </table:table-cell>
          <table:table-cell table:style-name="ce247" table:formula="of:=IFERROR(IFNA(INDEX(COM.MICROSOFT.FILTER(['Combat Abilities By Art'.$C$2:.$C$82]; ['Combat Abilities By Art'.$B$2:.$B$82]=[.E44]);1);&quot;&quot;);&quot;&quot;)">
            <text:p/>
          </table:table-cell>
          <table:table-cell table:style-name="ce257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4]);1)&lt;[.H44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0" table:content-validation-name="val1"/>
          <table:table-cell table:style-name="ce60" table:content-validation-name="val4" table:formula="of:=IFERROR(COM.MICROSOFT.FILTER(['Utility Abilities By Art'.$A$2:.$A$70]; ['Utility Abilities By Art'.$B$2:.$B$70]=[.A45]);&quot;&quot;)">
            <text:p/>
          </table:table-cell>
          <table:table-cell table:style-name="ce60" table:content-validation-name="val4" table:formula="of:=IFERROR(COM.MICROSOFT.FILTER(['Utility Abilities By Art'.$C$2:.$C$70]; ['Utility Abilities By Art'.$B$2:.$B$70]=[.A45]);&quot;&quot;)">
            <text:p/>
          </table:table-cell>
          <table:table-cell table:style-name="ce55" table:formula="of:=IFERROR(IF(INDEX(COM.MICROSOFT.FILTER([.$B$18:.$B$26];[.$A$18:.$A$26]=[.B45]);1)&lt;1;&quot;Illegal!*&quot;;&quot;&quot;);&quot;&quot;)">
            <text:p/>
          </table:table-cell>
          <table:table-cell table:style-name="ce165" table:content-validation-name="val5"/>
          <table:table-cell table:style-name="ce229" table:content-validation-name="val4" table:formula="of:=IFERROR(IFNA(INDEX(COM.MICROSOFT.FILTER(['Combat Abilities By Art'.$A$2:.$A$82]; ['Combat Abilities By Art'.$B$2:.$B$82]=[.E45]);1);&quot;&quot;);&quot;&quot;)">
            <text:p/>
          </table:table-cell>
          <table:table-cell table:style-name="ce248" table:formula="of:=IFERROR(IFNA(INDEX(COM.MICROSOFT.FILTER(['Combat Abilities By Art'.$C$2:.$C$82]; ['Combat Abilities By Art'.$B$2:.$B$82]=[.E45]);1);&quot;&quot;);&quot;&quot;)">
            <text:p/>
          </table:table-cell>
          <table:table-cell table:style-name="ce258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5]);1)&lt;[.H45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1" table:content-validation-name="val1"/>
          <table:table-cell table:style-name="ce61" table:content-validation-name="val4" table:formula="of:=IFERROR(COM.MICROSOFT.FILTER(['Utility Abilities By Art'.$A$2:.$A$70]; ['Utility Abilities By Art'.$B$2:.$B$70]=[.A46]);&quot;&quot;)">
            <text:p/>
          </table:table-cell>
          <table:table-cell table:style-name="ce61" table:content-validation-name="val4" table:formula="of:=IFERROR(COM.MICROSOFT.FILTER(['Utility Abilities By Art'.$C$2:.$C$70]; ['Utility Abilities By Art'.$B$2:.$B$70]=[.A46]);&quot;&quot;)">
            <text:p/>
          </table:table-cell>
          <table:table-cell table:style-name="ce55" table:formula="of:=IFERROR(IF(INDEX(COM.MICROSOFT.FILTER([.$B$18:.$B$26];[.$A$18:.$A$26]=[.B46]);1)&lt;1;&quot;Illegal!*&quot;;&quot;&quot;);&quot;&quot;)">
            <text:p/>
          </table:table-cell>
          <table:table-cell table:style-name="ce166" table:content-validation-name="val5"/>
          <table:table-cell table:style-name="ce230" table:content-validation-name="val4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249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259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6]);1)&lt;[.H46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56" table:formula="of:=IFERROR(IF(IFNA(INDEX(COM.MICROSOFT.FILTER([.$B$18:.$B$26]; [.$A$18:.$A$26]=[.B47]);1);0)&lt;1;&quot;Illegal!&quot;;&quot;&quot;);&quot;&quot;)">
            <text:p/>
          </table:table-cell>
          <table:table-cell table:style-name="ce171" table:content-validation-name="val5"/>
          <table:table-cell table:style-name="ce232" table:content-validation-name="val4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250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260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7]);1)&lt;[.H47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 table:content-validation-name="val4" table:number-columns-repeated="2"/>
          <table:table-cell table:style-name="Default"/>
          <table:table-cell table:style-name="ce173" table:content-validation-name="val5"/>
          <table:table-cell table:style-name="ce237" table:content-validation-name="val4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251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261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8]);1)&lt;[.H48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 table:content-validation-name="val4" table:number-columns-repeated="2"/>
          <table:table-cell table:style-name="Default"/>
          <table:table-cell table:style-name="ce174" table:content-validation-name="val5"/>
          <table:table-cell table:style-name="ce238" table:content-validation-name="val4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252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262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9]);1)&lt;[.H49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/>
          <table:table-cell table:style-name="Default" table:content-validation-name="val4"/>
          <table:table-cell table:style-name="Default"/>
          <table:table-cell table:style-name="ce175" table:content-validation-name="val5"/>
          <table:table-cell table:style-name="ce239" table:content-validation-name="val4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253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263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50]);1)&lt;[.H50];&quot;Illegal!*&quot;;&quot;&quot;);&quot;&quot;)">
            <text:p/>
          </table:table-cell>
          <table:table-cell table:number-columns-repeated="2"/>
        </table:table-row>
        <table:table-row table:style-name="ro3">
          <table:table-cell table:style-name="Default" table:number-columns-repeated="7"/>
          <table:table-cell table:number-columns-repeated="4"/>
        </table:table-row>
        <table:table-row table:style-name="ro3">
          <table:table-cell table:style-name="Default"/>
          <table:table-cell table:style-name="ce63" office:value-type="string" calcext:value-type="string" table:number-columns-spanned="6" table:number-rows-spanned="2">
            <text:p>*Only abilities in Trained Arts can be selected, and have maximum Tier equal to Training Level</text:p>
          </table:table-cell>
          <table:covered-table-cell table:number-columns-repeated="2" table:style-name="ce33"/>
          <table:covered-table-cell table:number-columns-repeated="2" table:style-name="ce215"/>
          <table:covered-table-cell table:style-name="Default"/>
          <table:table-cell table:number-columns-repeated="4"/>
        </table:table-row>
        <table:table-row table:style-name="ro5">
          <table:table-cell table:style-name="ce33"/>
          <table:covered-table-cell table:number-columns-repeated="2" table:style-name="ce33"/>
          <table:covered-table-cell table:number-columns-repeated="3" table:style-name="ce91"/>
          <table:covered-table-cell/>
          <table:table-cell table:number-columns-repeated="4"/>
        </table:table-row>
        <table:table-row table:style-name="ro5">
          <table:table-cell table:style-name="ce33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G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G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G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G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G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G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A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A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A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A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A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A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G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G43">
            <calcext:condition calcext:apply-style-name="Accent" calcext:value="formula-is([.$F$28]-[.$H$42]&lt;1)" calcext:base-cell-address="Build.E43"/>
          </calcext:conditional-format>
          <calcext:conditional-format calcext:target-range-address="Build.A27:Build.C27">
            <calcext:condition calcext:apply-style-name="Illegal" calcext:value="formula-is([.$B$27]&lt;0)" calcext:base-cell-address="Build.A27"/>
            <calcext:condition calcext:apply-style-name="Chameleon" calcext:value="formula-is([.$B$27]=0)" calcext:base-cell-address="Build.A27"/>
            <calcext:condition calcext:apply-style-name="Unspent" calcext:value="formula-is([.$B$27]&gt;0)" calcext:base-cell-address="Build.A27"/>
          </calcext:conditional-format>
          <calcext:conditional-format calcext:target-range-address="Build.E27:Build.G27">
            <calcext:condition calcext:apply-style-name="Illegal" calcext:value="formula-is([.$F$27]&lt;0)" calcext:base-cell-address="Build.E27"/>
            <calcext:condition calcext:apply-style-name="Chameleon" calcext:value="formula-is([.$F$27]=0)" calcext:base-cell-address="Build.E27"/>
            <calcext:condition calcext:apply-style-name="Unspent" calcext:value="formula-is([.$F$27]&gt;0)" calcext:base-cell-address="Build.E27"/>
          </calcext:conditional-format>
          <calcext:conditional-format calcext:target-range-address="Build.A13:Build.B13">
            <calcext:condition calcext:apply-style-name="Illegal" calcext:value="formula-is([.$B$13]&lt;0)" calcext:base-cell-address="Build.A13"/>
            <calcext:condition calcext:apply-style-name="Unspent" calcext:value="formula-is([.$B$13]&gt;0)" calcext:base-cell-address="Build.A13"/>
            <calcext:condition calcext:apply-style-name="Chameleon" calcext:value="formula-is([.$B$13]=0)" calcext:base-cell-address="Build.A13"/>
          </calcext:conditional-format>
          <calcext:conditional-format calcext:target-range-address="Build.C13:Build.D13">
            <calcext:condition calcext:apply-style-name="Illegal" calcext:value="formula-is([.$D$13]&lt;0)" calcext:base-cell-address="Build.C13"/>
            <calcext:condition calcext:apply-style-name="Unspent" calcext:value="formula-is([.$D$13]&gt;0)" calcext:base-cell-address="Build.C13"/>
            <calcext:condition calcext:apply-style-name="Chameleon" calcext:value="formula-is([.$D$13]=0)" calcext:base-cell-address="Build.C13"/>
          </calcext:conditional-format>
          <calcext:conditional-format calcext:target-range-address="Build.H45:Build.H45">
            <calcext:condition calcext:apply-style-name="Unavailable" calcext:value="formula-is([.$F$28]-SUM([.$H$42:.$H$44])&lt;1)" calcext:base-cell-address="Build.H45"/>
          </calcext:conditional-format>
          <calcext:conditional-format calcext:target-range-address="Build.H46:Build.H46">
            <calcext:condition calcext:apply-style-name="Unavailable" calcext:value="formula-is([.$F$28]-SUM([.$H$42:.$H$45])&lt;1)" calcext:base-cell-address="Build.H46"/>
          </calcext:conditional-format>
          <calcext:conditional-format calcext:target-range-address="Build.H47:Build.H47">
            <calcext:condition calcext:apply-style-name="Unavailable" calcext:value="formula-is([.$F$28]-SUM([.$H$42:.$H$46])&lt;1)" calcext:base-cell-address="Build.H47"/>
          </calcext:conditional-format>
          <calcext:conditional-format calcext:target-range-address="Build.H48:Build.H48">
            <calcext:condition calcext:apply-style-name="Unavailable" calcext:value="formula-is([.$F$28]-SUM([.$H$42:.$H$47])&lt;1)" calcext:base-cell-address="Build.H48"/>
          </calcext:conditional-format>
          <calcext:conditional-format calcext:target-range-address="Build.H49:Build.H49">
            <calcext:condition calcext:apply-style-name="Unavailable" calcext:value="formula-is([.$F$28]-SUM([.$H$42:.$H$48])&lt;1)" calcext:base-cell-address="Build.H49"/>
          </calcext:conditional-format>
          <calcext:conditional-format calcext:target-range-address="Build.H50:Build.H50">
            <calcext:condition calcext:apply-style-name="Unavailable" calcext:value="formula-is([.$F$28]-SUM([.$H$42:.$H$49])&lt;1)" calcext:base-cell-address="Build.H50"/>
          </calcext:conditional-format>
          <calcext:conditional-format calcext:target-range-address="Build.H44:Build.H44">
            <calcext:condition calcext:apply-style-name="Accent" calcext:value="formula-is([.$F$28]-SUM([.$H$42:.$H$43])&lt;1)" calcext:base-cell-address="Build.H44"/>
          </calcext:conditional-format>
          <calcext:conditional-format calcext:target-range-address="Build.H43:Build.H43">
            <calcext:condition calcext:apply-style-name="Accent" calcext:value="formula-is([.$F$28]-[.$H$42]&lt;1)" calcext:base-cell-address="Build.H43"/>
          </calcext:conditional-format>
          <calcext:conditional-format calcext:target-range-address="Build.H42:Build.H50">
            <calcext:condition calcext:apply-style-name="Ghost Text" calcext:value="=0" calcext:base-cell-address="Build.H42"/>
          </calcext:conditional-format>
          <calcext:conditional-format calcext:target-range-address="Build.B42:Build.C42">
            <calcext:condition calcext:apply-style-name="Unavailable" calcext:value="formula-is([.$B$28]&lt;5)" calcext:base-cell-address="Build.B42"/>
          </calcext:conditional-format>
          <calcext:conditional-format calcext:target-range-address="Build.B43:Build.C43">
            <calcext:condition calcext:apply-style-name="Unavailable" calcext:value="formula-is([.$B$28]&lt;6)" calcext:base-cell-address="Build.B43"/>
          </calcext:conditional-format>
          <calcext:conditional-format calcext:target-range-address="Build.B44:Build.C44">
            <calcext:condition calcext:apply-style-name="Unavailable" calcext:value="formula-is([.$B$28]&lt;7)" calcext:base-cell-address="Build.B44"/>
          </calcext:conditional-format>
          <calcext:conditional-format calcext:target-range-address="Build.B45:Build.C45">
            <calcext:condition calcext:apply-style-name="Unavailable" calcext:value="formula-is([.$B$28]&lt;8)" calcext:base-cell-address="Build.B45"/>
          </calcext:conditional-format>
          <calcext:conditional-format calcext:target-range-address="Build.B46:Build.C46">
            <calcext:condition calcext:apply-style-name="Unavailable" calcext:value="formula-is([.$B$28]&lt;9)" calcext:base-cell-address="Build.B46"/>
          </calcext:conditional-format>
          <calcext:conditional-format calcext:target-range-address="Build.B41:Build.C41">
            <calcext:condition calcext:apply-style-name="Unavailable" calcext:value="formula-is([.$B$28]&lt;4)" calcext:base-cell-address="Build.B41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41"/>
        <table:table-column table:style-name="co20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268" table:formula="of:=[$Build.B1]" office:value-type="float" office:value="0" calcext:value-type="float" table:number-columns-spanned="5" table:number-rows-spanned="1">
            <text:p/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>
            <text:p>1</text:p>
          </table:table-cell>
          <table:table-cell/>
          <table:table-cell table:style-name="ce14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70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84" table:content-validation-name="val7" office:value-type="string" calcext:value-type="string" table:number-columns-spanned="1" table:number-rows-spanned="2">
            <text:p>Meditate</text:p>
          </table:table-cell>
          <table:table-cell table:style-name="ce285" table:number-columns-spanned="1" table:number-rows-spanned="2"/>
          <table:table-cell table:number-columns-repeated="6"/>
        </table:table-row>
        <table:table-row table:style-name="ro5">
          <table:table-cell table:style-name="Default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/>
          <table:table-cell table:style-name="ce275" table:content-validation-name="val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style-name="Default"/>
          <table:covered-table-cell table:style-name="ce286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36" table:formula="of:=[$Build.E7]" office:value-type="float" office:value="0" calcext:value-type="float">
            <text:p/>
          </table:table-cell>
          <table:table-cell/>
          <table:table-cell table:style-name="ce197"/>
          <table:table-cell table:style-name="ce14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36" table:formula="of:=[$Build.E8]" office:value-type="float" office:value="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([$Build.$A$32:.$C$46];3;-1);[.E8];1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37" table:formula="of:=[$Build.E9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37" table:formula="of:=[$Build.E10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38" table:formula="of:=[$Build.E11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38" table:formula="of:=[$Build.E12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([$Build.$A$32:.$C$46];3;-1);[.E13];1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4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81" table:formula="of:=[$Build.C18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81" table:formula="of:=[$Build.C19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81" table:formula="of:=[$Build.C20]" office:value-type="float" office:value="0" calcext:value-type="float">
            <text:p/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([$Build.$A$32:.$C$46];3;-1);[.E18];1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81" table:formula="of:=[$Build.C21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81" table:formula="of:=[$Build.C22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81" table:formula="of:=[$Build.C23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81" table:formula="of:=[$Build.C24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81" table:formula="of:=[$Build.C25]" office:value-type="float" office:value="0" calcext:value-type="float">
            <text:p/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([$Build.$A$32:.$C$46];3;-1);[.E23];1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81" table:formula="of:=[$Build.C26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4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([$Build.$A$32:.$C$46];3;-1);[.E28];1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0]);&quot;&quot;);&quot;&quot;)">
            <text:p/>
          </table:table-cell>
          <table:table-cell table:formula="of:=IFERROR(IFNA(INDEX(COM.MICROSOFT.FILTER([Build.$B$32:.$B$46];[Build.$C$32:.$C$46]=&quot;Reactive&quot;); [.A30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([$Build.$A$32:.$C$46];3;-1);[.E33];1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([$Build.$A$32:.$C$46];3;-1);[.E38];1); &quot;&quot;)">
            <text:p/>
          </table:table-cell>
          <table:table-cell table:style-name="ce203" table:formula="of:=IFERROR(IFNA(INDEX(COM.MICROSOFT.FILTER([$'Utility Abilities By Art'.$D$2:.$D$70];['Utility Abilities By Art'.$B$2:.$B$70]=[.F3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formula="of:=IFERROR(IFNA(COM.MICROSOFT.FILTER(['Utility Abilities By Art'.$A$2:.$A$70]; 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0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-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([$Build.$A$32:.$C$46];3;-1);[.E43];1); &quot;&quot;)">
            <text:p/>
          </table:table-cell>
          <table:table-cell table:style-name="ce203" table:formula="of:=IFERROR(IFNA(INDEX(COM.MICROSOFT.FILTER([$'Utility Abilities By Art'.$D$2:.$D$70];['Utility Abilities By Art'.$B$2:.$B$70]=[.F4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3]);&quot;&quot;);&quot;&quot;)">
            <text:p/>
          </table:table-cell>
          <table:table-cell table:formula="of:=IFERROR(IFNA(INDEX(COM.MICROSOFT.FILTER([Build.$B$32:.$B$46];[Build.$C$32:.$C$46]=&quot;Proactive&quot;); [.A4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([$Build.$A$32:.$C$46];3;-1);[.E48];1); &quot;&quot;)">
            <text:p/>
          </table:table-cell>
          <table:table-cell table:style-name="ce203" table:formula="of:=IFERROR(IFNA(INDEX(COM.MICROSOFT.FILTER([$'Utility Abilities By Art'.$D$2:.$D$70];['Utility Abilities By Art'.$B$2:.$B$70]=[.F4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4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([$Build.$A$32:.$C$46];3;-1);[.E53];1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([$Build.$A$32:.$C$46];3;-1);[.E58];1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([$Build.$A$32:.$C$46];3;-1);[.E63];1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4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7]);&quot;&quot;);&quot;&quot;)">
            <text:p/>
          </table:table-cell>
          <table:table-cell table:formula="of:=IFERROR(IFNA(INDEX(COM.MICROSOFT.FILTER([Build.$B$32:.$B$46];[Build.$C$32:.$C$46]=&quot;Downtime&quot;); [.A67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([$Build.$A$32:.$C$46];3;-1);[.E68];1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([$Build.$A$32:.$C$46];3;-1);[.E73];1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([$Build.$A$32:.$C$46];3;-1);[.E78];1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193"/>
        <table:table-column table:style-name="co30" table:default-cell-style-name="ce2"/>
        <table:table-column table:style-name="co30" table:default-cell-style-name="ce316"/>
        <table:table-column table:style-name="co31" table:default-cell-style-name="ce319"/>
        <table:table-column table:style-name="co32" table:default-cell-style-name="ce241"/>
        <table:table-column table:style-name="co33" table:default-cell-style-name="ce241"/>
        <table:table-column table:style-name="co34" table:default-cell-style-name="ce241"/>
        <table:table-column table:style-name="co35" table:default-cell-style-name="ce241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290" table:formula="of:=[$Build.B1]" office:value-type="float" office:value="0" calcext:value-type="float" table:number-columns-spanned="6" table:number-rows-spanned="1">
            <text:p/>
          </table:table-cell>
          <table:covered-table-cell table:style-name="ce2"/>
          <table:covered-table-cell/>
          <table:covered-table-cell table:style-name="ce147"/>
          <table:covered-table-cell table:number-columns-repeated="2" table:style-name="ce2"/>
          <table:table-cell table:style-name="ce2" table:number-columns-repeated="2"/>
          <table:table-cell table:style-name="ce205" office:value-type="string" calcext:value-type="string">
            <text:p>Wounds</text:p>
          </table:table-cell>
          <table:table-cell table:number-columns-repeated="6"/>
        </table:table-row>
        <table:table-row table:style-name="ro5">
          <table:table-cell/>
          <table:table-cell table:style-name="ce2" table:number-columns-repeated="3"/>
          <table:table-cell/>
          <table:table-cell table:style-name="ce115"/>
          <table:table-cell table:style-name="ce2" table:number-columns-repeated="4"/>
          <table:table-cell table:style-name="ce325" table:content-validation-name="val4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91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Default" table:number-columns-repeated="2"/>
          <table:table-cell table:style-name="ce2"/>
          <table:table-cell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325" table:content-validation-name="val8"/>
          <table:table-cell table:style-name="Default"/>
          <table:table-cell table:number-columns-repeated="5"/>
        </table:table-row>
        <table:table-row table:style-name="ro5">
          <table:table-cell/>
          <table:table-cell table:style-name="ce214" office:value-type="string" calcext:value-type="string" table:number-columns-spanned="3" table:number-rows-spanned="1">
            <text:p>Note: All blank modifiers are 0</text:p>
          </table:table-cell>
          <table:covered-table-cell table:style-name="ce241"/>
          <table:covered-table-cell table:style-name="ce2"/>
          <table:table-cell/>
          <table:table-cell table:style-name="ce270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308" table:content-validation-name="val3"/>
          <table:table-cell table:style-name="ce310" table:content-validation-name="val3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ATTRIBUTES</text:p>
          </table:table-cell>
          <table:covered-table-cell table:style-name="ce190"/>
          <table:covered-table-cell table:style-name="ce2"/>
          <table:table-cell/>
          <table:table-cell table:style-name="ce270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308" table:content-validation-name="val3"/>
          <table:table-cell table:style-name="ce310" table:content-validation-name="val3"/>
          <table:table-cell table:style-name="ce2"/>
          <table:table-cell table:style-name="ce325" table:content-validation-name="val4"/>
          <table:table-cell table:number-columns-repeated="6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291" table:formula="of:=[$Build.E7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0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322" table:formula="of:=[.H8]-[.H6]" office:value-type="float" office:value="2" calcext:value-type="float">
            <text:p>2</text:p>
          </table:table-cell>
          <table:table-cell table:style-name="ce324" table:formula="of:=[.I8]-[.I6]" office:value-type="float" office:value="0" calcext:value-type="float">
            <text:p>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291" table:formula="of:=[$Build.E8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0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[$Build.G8]" office:value-type="float" office:value="2" calcext:value-type="float">
            <text:p>2</text:p>
          </table:table-cell>
          <table:table-cell table:style-name="ce145" table:formula="of:=[$Build.G12]" office:value-type="float" office:value="0" calcext:value-type="float">
            <text:p>0</text:p>
          </table:table-cell>
          <table:table-cell table:style-name="ce2"/>
          <table:table-cell table:style-name="ce325" table:content-validation-name="val4"/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292" table:formula="of:=[$Build.E9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292" table:formula="of:=[$Build.E1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41"/>
          <table:table-cell table:style-name="ce14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293" table:formula="of:=[$Build.E11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1" calcext:value-type="float">
            <text:p>1</text:p>
          </table:table-cell>
          <table:table-cell table:style-name="ce317" table:formula="of:=IFNA(INDEX(COM.MICROSOFT.SORT([$Build.$E$32:.$G$50];3;-1);[.F11];1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293" table:formula="of:=[$Build.E1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318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94" table:formula="of:=[Build.$E$2]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number-columns-repeated="2"/>
          <table:table-cell table:style-name="ce320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95" table:formula="of:=[$Build.$E$10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320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2" calcext:value-type="float">
            <text:p>2</text:p>
          </table:table-cell>
          <table:table-cell table:style-name="ce317" table:formula="of:=IFNA(INDEX(COM.MICROSOFT.SORT([$Build.$E$32:.$G$50];3;-1);[.F16];1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3" table:number-rows-spanned="1">
            <text:p>DEFENSES</text:p>
          </table:table-cell>
          <table:covered-table-cell table:number-columns-repeated="2" table:style-name="ce2"/>
          <table:table-cell table:style-name="ce213"/>
          <table:table-cell/>
          <table:table-cell table:style-name="ce318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96" table:formula="of:=[$Build.$E$8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style-name="ce213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97" table:formula="of:=[$Build.$E$10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style-name="ce213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98" table:formula="of:=[$Build.$E$12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3" calcext:value-type="float">
            <text:p>3</text:p>
          </table:table-cell>
          <table:table-cell table:style-name="ce317" table:formula="of:=IFNA(INDEX(COM.MICROSOFT.SORT([$Build.$E$32:.$G$50];3;-1);[.F21];1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4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2"/>
          <table:table-cell table:number-columns-repeated="2"/>
          <table:table-cell table:style-name="ce318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270" office:value-type="string" calcext:value-type="string" table:number-columns-spanned="2" table:number-rows-spanned="1">
            <text:p>MODIFIER</text:p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299" table:formula="of:=[$Build.G18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299" table:formula="of:=[$Build.G19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299" table:formula="of:=[$Build.G2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4" calcext:value-type="float">
            <text:p>4</text:p>
          </table:table-cell>
          <table:table-cell table:style-name="ce317" table:formula="of:=IFNA(INDEX(COM.MICROSOFT.SORT([$Build.$E$32:.$G$50];3;-1);[.F26];1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299" table:formula="of:=[$Build.G21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318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299" table:formula="of:=[$Build.G2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299" table:formula="of:=[$Build.G23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299" table:formula="of:=[$Build.G24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299" table:formula="of:=[$Build.G25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5" calcext:value-type="float">
            <text:p>5</text:p>
          </table:table-cell>
          <table:table-cell table:style-name="ce317" table:formula="of:=IFNA(INDEX(COM.MICROSOFT.SORT([$Build.$E$32:.$G$50];3;-1);[.F31];1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299" table:formula="of:=[$Build.G26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318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 table:style-name="ce2"/>
          <table:table-cell table:number-columns-repeated="2"/>
          <table:table-cell table:style-name="ce318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style-name="Default"/>
          <table:table-cell/>
          <table:table-cell table:style-name="ce318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317" table:formula="of:=IFNA(INDEX(COM.MICROSOFT.SORT([$Build.$E$32:.$G$50];3;-1);[.F36];1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8];['Combat Abilities By Art'.$B$2:.$B$68]=[.G3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3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318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318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0]);&quot;&quot;);&quot;&quot;)">
            <text:p/>
          </table:table-cell>
          <table:table-cell table:formula="of:=IFERROR(IFNA(INDEX(COM.MICROSOFT.FILTER([Build.$F$32:.$F$50];[Build.$G$32:.$G$50]=&quot;Action&quot;); [.A40]);&quot;&quot;);&quot;&quot;)">
            <text:p/>
          </table:table-cell>
          <table:table-cell table:formula="of:=IFERROR(IFNA(INDEX(COM.MICROSOFT.FILTER([Build.$H$32:.$H$50];[Build.$G$32:.$G$50]=&quot;Action&quot;); [.A40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317" table:formula="of:=IFNA(INDEX(COM.MICROSOFT.SORT([$Build.$E$32:.$G$50];3;-1);[.F41];1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8];['Combat Abilities By Art'.$B$2:.$B$68]=[.G4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1]);&quot;&quot;);&quot;&quot;)">
            <text:p/>
          </table:table-cell>
          <table:table-cell table:formula="of:=IFERROR(IFNA(INDEX(COM.MICROSOFT.FILTER([Build.$F$32:.$F$50];[Build.$G$32:.$G$50]=&quot;Action&quot;); [.A41]);&quot;&quot;);&quot;&quot;)">
            <text:p/>
          </table:table-cell>
          <table:table-cell table:formula="of:=IFERROR(IFNA(INDEX(COM.MICROSOFT.FILTER([Build.$H$32:.$H$50];[Build.$G$32:.$G$50]=&quot;Action&quot;); [.A41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4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formula="of:=IFERROR(IFNA(INDEX(COM.MICROSOFT.FILTER([Build.$H$32:.$H$50];[Build.$G$32:.$G$50]=&quot;Action&quot;); [.A4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formula="of:=IFERROR(IFNA(INDEX(COM.MICROSOFT.FILTER([Build.$H$32:.$H$50];[Build.$G$32:.$G$50]=&quot;Action&quot;); [.A45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317" table:formula="of:=IFNA(INDEX(COM.MICROSOFT.SORT([$Build.$E$32:.$G$50];3;-1);[.F46];1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8];['Combat Abilities By Art'.$B$2:.$B$68]=[.G4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formula="of:=IFERROR(IFNA(INDEX(COM.MICROSOFT.FILTER([Build.$H$32:.$H$50];[Build.$G$32:.$G$50]=&quot;Action&quot;); [.A46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formula="of:=IFERROR(IFNA(INDEX(COM.MICROSOFT.FILTER([Build.$H$32:.$H$50];[Build.$G$32:.$G$50]=&quot;Action&quot;); [.A4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4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0" office:value-type="string" calcext:value-type="string">
            <text:p>Art</text:p>
          </table:table-cell>
          <table:table-cell table:style-name="ce270" office:value-type="string" calcext:value-type="string">
            <text:p>Tier</text:p>
          </table:table-cell>
          <table:table-cell/>
          <table:table-cell office:value-type="float" office:value="9" calcext:value-type="float">
            <text:p>9</text:p>
          </table:table-cell>
          <table:table-cell table:style-name="ce317" table:formula="of:=IFNA(INDEX(COM.MICROSOFT.SORT([$Build.$E$32:.$G$50];3;-1);[.F51];1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8];['Combat Abilities By Art'.$B$2:.$B$68]=[.G5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17" table:formula="of:=IFNA(INDEX(COM.MICROSOFT.SORT([$Build.$E$32:.$G$50];3;-1);[.F56];1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8];['Combat Abilities By Art'.$B$2:.$B$68]=[.G5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6]);&quot;&quot;);&quot;&quot;)">
            <text:p/>
          </table:table-cell>
          <table:table-cell table:formula="of:=IFERROR(IFNA(INDEX(COM.MICROSOFT.FILTER([Build.$F$32:.$F$50];[Build.$G$32:.$G$50]=&quot;Stance&quot;); [.A56]);&quot;&quot;);&quot;&quot;)">
            <text:p/>
          </table:table-cell>
          <table:table-cell table:formula="of:=IFERROR(IFNA(INDEX(COM.MICROSOFT.FILTER([Build.$H$32:.$H$50];[Build.$G$32:.$G$50]=&quot;Stance&quot;); [.A56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formula="of:=IFERROR(IFNA(INDEX(COM.MICROSOFT.FILTER([Build.$H$32:.$H$50];[Build.$G$32:.$G$50]=&quot;Stance&quot;); [.A5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formula="of:=IFERROR(IFNA(INDEX(COM.MICROSOFT.FILTER([Build.$H$32:.$H$50];[Build.$G$32:.$G$50]=&quot;Stance&quot;); [.A60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317" table:formula="of:=IFNA(INDEX(COM.MICROSOFT.SORT([$Build.$E$32:.$G$50];3;-1);[.F61];1); &quot;&quot;)">
            <text:p/>
          </table:table-cell>
          <table:table-cell table:style-name="ce203" table:formula="of:=IFERROR(IFNA(INDEX(COM.MICROSOFT.FILTER([$'Combat Abilities By Art'.$D$2:.$D$68];['Combat Abilities By Art'.$B$2:.$B$68]=[.G6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formula="of:=IFERROR(IFNA(INDEX(COM.MICROSOFT.FILTER([Build.$H$32:.$H$50];[Build.$G$32:.$G$50]=&quot;Stance&quot;); [.A61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formula="of:=IFERROR(IFNA(INDEX(COM.MICROSOFT.FILTER([Build.$H$32:.$H$50];[Build.$G$32:.$G$50]=&quot;Stance&quot;); [.A6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4" office:value-type="string" calcext:value-type="string" table:number-columns-spanned="3" table:number-rows-spanned="1">
            <text:p>PASSIVE ABILITIES</text:p>
          </table:table-cell>
          <table:covered-table-cell table:number-columns-repeated="2" table:style-name="ce2"/>
          <table:table-cell/>
          <table:table-cell office:value-type="float" office:value="12" calcext:value-type="float">
            <text:p>12</text:p>
          </table:table-cell>
          <table:table-cell table:style-name="ce317" table:formula="of:=IFNA(INDEX(COM.MICROSOFT.SORT([$Build.$E$32:.$G$50];3;-1);[.F66];1); &quot;&quot;)">
            <text:p/>
          </table:table-cell>
          <table:table-cell table:style-name="ce203" table:formula="of:=IFERROR(IFNA(INDEX(COM.MICROSOFT.FILTER([$'Combat Abilities By Art'.$D$2:.$D$68];['Combat Abilities By Art'.$B$2:.$B$68]=[.G6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70" office:value-type="string" calcext:value-type="string">
            <text:p>Tier</text:p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7]);&quot;&quot;);&quot;&quot;)">
            <text:p/>
          </table:table-cell>
          <table:table-cell table:formula="of:=IFERROR(IFNA(INDEX(COM.MICROSOFT.FILTER([Build.$F$32:.$F$50];[Build.$G$32:.$G$50]=&quot;Passive&quot;); [.A67]);&quot;&quot;);&quot;&quot;)">
            <text:p/>
          </table:table-cell>
          <table:table-cell table:formula="of:=IFERROR(IFNA(INDEX(COM.MICROSOFT.FILTER([Build.$H$32:.$H$50];[Build.$G$32:.$G$50]=&quot;Passive&quot;); [.A6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formula="of:=IFERROR(IFNA(INDEX(COM.MICROSOFT.FILTER([Build.$H$32:.$H$50];[Build.$G$32:.$G$50]=&quot;Passive&quot;); [.A6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formula="of:=IFERROR(IFNA(INDEX(COM.MICROSOFT.FILTER([Build.$H$32:.$H$50];[Build.$G$32:.$G$50]=&quot;Passive&quot;); [.A70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317" table:formula="of:=IFNA(INDEX(COM.MICROSOFT.SORT([$Build.$E$32:.$G$50];3;-1);[.F71];1); &quot;&quot;)">
            <text:p/>
          </table:table-cell>
          <table:table-cell table:style-name="ce203" table:formula="of:=IFERROR(IFNA(INDEX(COM.MICROSOFT.FILTER([$'Combat Abilities By Art'.$D$2:.$D$68];['Combat Abilities By Art'.$B$2:.$B$68]=[.G7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formula="of:=IFERROR(IFNA(INDEX(COM.MICROSOFT.FILTER([Build.$H$32:.$H$50];[Build.$G$32:.$G$50]=&quot;Passive&quot;); [.A71]);&quot;&quot;);&quot;&quot;)">
            <text:p/>
          </table:table-cell>
          <table:table-cell table:number-columns-repeated="2"/>
          <table:table-cell table:style-name="ce318" table:formula="of:=IFERROR(IFNA(COM.MICROSOFT.FILTER(['Combat Abilities By Art'.$C$2:.$C$68];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formula="of:=IFERROR(IFNA(INDEX(COM.MICROSOFT.FILTER([Build.$H$32:.$H$50];[Build.$G$32:.$G$50]=&quot;Passive&quot;); [.A7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formula="of:=IFERROR(IFNA(INDEX(COM.MICROSOFT.FILTER([Build.$H$32:.$H$50];[Build.$G$32:.$G$50]=&quot;Passive&quot;); [.A75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317" table:formula="of:=IFNA(INDEX(COM.MICROSOFT.SORT([$Build.$E$32:.$G$50];3;-1);[.F76];1); &quot;&quot;)">
            <text:p/>
          </table:table-cell>
          <table:table-cell table:style-name="ce203" table:formula="of:=IFERROR(IFNA(INDEX(COM.MICROSOFT.FILTER([$'Combat Abilities By Art'.$D$2:.$D$68];['Combat Abilities By Art'.$B$2:.$B$68]=[.G7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318" table:formula="of:=IFERROR(IFNA(COM.MICROSOFT.FILTER(['Combat Abilities By Art'.$C$2:.$C$68];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ce317" table:formula="of:=IFNA(INDEX(COM.MICROSOFT.SORT([$Build.$E$32:.$G$50];3;-1);[.F81];1); &quot;&quot;)">
            <text:p/>
          </table:table-cell>
          <table:table-cell table:style-name="ce203" table:formula="of:=IFERROR(IFNA(INDEX(COM.MICROSOFT.FILTER([$'Combat Abilities By Art'.$D$2:.$D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6" calcext:value-type="float">
            <text:p>16</text:p>
          </table:table-cell>
          <table:table-cell table:style-name="ce317" table:formula="of:=IFNA(INDEX(COM.MICROSOFT.SORT([$Build.$E$32:.$G$50];3;-1);[.F86];1); &quot;&quot;)">
            <text:p/>
          </table:table-cell>
          <table:table-cell table:style-name="ce203" table:formula="of:=IFERROR(IFNA(INDEX(COM.MICROSOFT.FILTER([$'Combat Abilities By Art'.$D$2:.$D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7" calcext:value-type="float">
            <text:p>17</text:p>
          </table:table-cell>
          <table:table-cell table:style-name="ce317" table:formula="of:=IFNA(INDEX(COM.MICROSOFT.SORT([$Build.$E$32:.$G$50];3;-1);[.F91];1); &quot;&quot;)">
            <text:p/>
          </table:table-cell>
          <table:table-cell table:style-name="ce203" table:formula="of:=IFERROR(IFNA(INDEX(COM.MICROSOFT.FILTER([$'Combat Abilities By Art'.$D$2:.$D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8" calcext:value-type="float">
            <text:p>18</text:p>
          </table:table-cell>
          <table:table-cell table:style-name="ce317" table:formula="of:=IFNA(INDEX(COM.MICROSOFT.SORT([$Build.$E$32:.$G$50];3;-1);[.F96];1); &quot;&quot;)">
            <text:p/>
          </table:table-cell>
          <table:table-cell table:style-name="ce203" table:formula="of:=IFERROR(IFNA(INDEX(COM.MICROSOFT.FILTER([$'Combat Abilities By Art'.$D$2:.$D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9" calcext:value-type="float">
            <text:p>19</text:p>
          </table:table-cell>
          <table:table-cell table:style-name="ce317" table:formula="of:=IFNA(INDEX(COM.MICROSOFT.SORT([$Build.$E$32:.$G$50];3;-1);[.F101];1); &quot;&quot;)">
            <text:p/>
          </table:table-cell>
          <table:table-cell table:style-name="ce203" table:formula="of:=IFERROR(IFNA(INDEX(COM.MICROSOFT.FILTER([$'Combat Abilities By Art'.$D$2:.$D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318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3">
          <table:table-cell/>
          <table:table-cell table:style-name="ce2" table:number-columns-repeated="3"/>
          <table:table-cell table:style-name="Default" table:number-columns-repeated="13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3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3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3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3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3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3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3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3">
          <table:table-cell/>
          <table:table-cell office:value-type="string" calcext:value-type="string">
            <text:p>BRAW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arget gains +[Tier] Slowed.</text:p>
            <text:p>Critical: The target is also Stunn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3">
          <table:table-cell/>
          <table:table-cell office:value-type="string" calcext:value-type="string">
            <text:p>DUE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3">
          <table:table-cell/>
          <table:table-cell office:value-type="string" calcext:value-type="string">
            <text:p>INFUSION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3">
          <table:table-cell/>
          <table:table-cell office:value-type="string" calcext:value-type="string">
            <text:p>ARCHERY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3">
          <table:table-cell/>
          <table:table-cell office:value-type="string" calcext:value-type="string">
            <text:p>NINJUTSU</text:p>
          </table:table-cell>
          <table:table-cell/>
          <table:table-cell table:style-name="Default"/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3">
          <table:table-cell/>
          <table:table-cell office:value-type="string" calcext:value-type="string">
            <text:p>KINETICISM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3">
          <table:table-cell/>
          <table:table-cell office:value-type="string" calcext:value-type="string">
            <text:p>ANIMISM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3">
          <table:table-cell/>
          <table:table-cell office:value-type="string" calcext:value-type="string">
            <text:p>MESMERISM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3">
          <table:table-cell/>
          <table:table-cell office:value-type="string" calcext:value-type="string">
            <text:p>ELEMENTALISM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+</number:text>
      <number:number number:decimal-places="0" number:min-decimal-places="0" number:min-integer-digits="1"/>
    </number:number-style>
    <number:number-style style:name="N134P1" style:volatile="true">
      <number:text>-</number:text>
      <number:number number:decimal-places="0" number:min-decimal-places="0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+</number:text>
      <number:number number:decimal-places="0" number:min-decimal-places="0" number:min-integer-digits="1"/>
    </number:number-style>
    <number:number-style style:name="N135P1" style:volatile="true">
      <number:text>-</number:text>
      <number:number number:decimal-places="0" number:min-decimal-places="0" number:min-integer-digits="1"/>
    </number:number-style>
    <number:number-style style:name="N135">
      <number:text>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P1" style:volatile="true">
      <number:text>-</number:text>
      <number:number number:decimal-places="0" number:min-decimal-places="0" number:min-integer-digits="1"/>
    </number:number-style>
    <number:number-style style:name="N136">
      <number:text/>
      <number:number number:decimal-places="0" number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  <style:text-properties fo:font-size="2pt"/>
    </style:style>
    <style:style style:name="Illegal" style:family="table-cell" style:parent-style-name="Default">
      <style:text-properties fo:color="#ff3d00"/>
    </style:style>
    <style:style style:name="Chameleon" style:family="table-cell" style:parent-style-name="Default">
      <style:text-properties fo:color="#9e9e9e"/>
    </style:style>
    <style:style style:name="Unspent" style:family="table-cell" style:parent-style-name="Default">
      <style:text-properties fo:color="#2e7d32"/>
    </style:style>
    <style:style style:name="Untitled1" style:family="table-cell" style:parent-style-name="Default"/>
    <style:style style:name="Ghost_20_Text" style:display-name="Ghost Text" style:family="table-cell" style:parent-style-name="Default">
      <style:text-properties fo:color="#333333" fo:font-size="2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1:29:37.640213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6-16T12:05:14.494796354</dc:date>
    <meta:editing-duration>P2DT3H17M39S</meta:editing-duration>
    <meta:editing-cycles>70</meta:editing-cycles>
    <meta:generator>LibreOffice/25.2.3.2$Linux_X86_64 LibreOffice_project/520$Build-2</meta:generator>
    <meta:document-statistic meta:table-count="5" meta:cell-count="1385" meta:object-count="0"/>
  </office:meta>
</office:document-meta>
</file>